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left" draw:textarea-vertical-align="top" draw:auto-grow-height="false" fo:min-height="3.556cm" fo:min-width="14.623cm"/>
    </style:style>
    <style:style style:name="gr2" style:family="graphic" style:parent-style-name="standard">
      <style:graphic-properties svg:stroke-color="#000000" draw:fill-color="#cccccc" draw:textarea-horizontal-align="center" draw:textarea-vertical-align="middle" draw:auto-grow-height="false" fo:min-height="1.671cm" fo:min-width="5.232cm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2.253cm" fo:min-width="12.549cm"/>
    </style:style>
    <style:style style:name="gr4" style:family="graphic" style:parent-style-name="standard">
      <style:graphic-properties svg:stroke-color="#000000" draw:fill-color="#cccccc" draw:textarea-horizontal-align="left" draw:textarea-vertical-align="top" draw:auto-grow-height="false" fo:min-height="2.454cm" fo:min-width="6.452cm"/>
    </style:style>
    <style:style style:name="gr5" style:family="graphic" style:parent-style-name="standard">
      <style:graphic-properties svg:stroke-color="#000000" draw:fill-color="#ffffff" draw:textarea-horizontal-align="left" draw:textarea-vertical-align="top" draw:auto-grow-height="false" fo:min-height="1.453cm" fo:min-width="5.476cm"/>
    </style:style>
    <style:style style:name="gr6" style:family="graphic" style:parent-style-name="standard">
      <style:graphic-properties svg:stroke-color="#000000" draw:marker-start="Square" draw:marker-end="Square" draw:textarea-vertical-align="middle"/>
    </style:style>
    <style:style style:name="gr7" style:family="graphic" style:parent-style-name="measure">
      <style:graphic-properties svg:stroke-color="#000000" draw:marker-start="Square" draw:marker-end="Square" draw:textarea-vertical-align="middle"/>
    </style:style>
    <style:style style:name="P1" style:family="paragraph">
      <style:paragraph-properties fo:text-align="start"/>
      <style:text-properties fo:font-size="13pt"/>
    </style:style>
    <style:style style:name="P2" style:family="paragraph">
      <loext:graphic-properties draw:fill-color="#cccccc"/>
      <style:paragraph-properties fo:text-align="start"/>
      <style:text-properties fo:font-size="13pt"/>
    </style:style>
    <style:style style:name="P3" style:family="paragraph">
      <loext:graphic-properties draw:fill-color="#ffffff"/>
      <style:paragraph-properties fo:text-align="start"/>
      <style:text-properties fo:font-size="1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5.123cm" svg:height="3.806cm" svg:x="2.778cm" svg:y="11.102cm">
          <text:p text:style-name="P1">Primo Main Compu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732cm" svg:height="1.921cm" svg:x="3.266cm" svg:y="7.487cm">
          <text:p text:style-name="P1">Various 3<text:span text:style-name="T1">rd</text:span> Party </text:p>
          <text:p text:style-name="P1">USB Sen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3.049cm" svg:height="2.503cm" svg:x="3.632cm" svg:y="12.004cm">
          <text:p text:style-name="P1">ROS</text:p>
          <text:p text:style-name="P1">* ROSCore</text:p>
          <text:p text:style-name="P1">* Drivers</text:p>
          <text:p text:style-name="P1">* Primo Software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4" draw:text-style-name="P2" draw:layer="layout" svg:width="6.952cm" svg:height="2.704cm" svg:x="10.685cm" svg:y="6.715cm">
            <text:p text:style-name="P1">Stereo Camera Trigger Boa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5.976cm" svg:height="1.703cm" svg:x="11.173cm" svg:y="7.416cm">
            <text:p text:style-name="P1">ROS Embedded node </text:p>
            <text:p text:style-name="P1">handling custom stereo rig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6.952cm" svg:height="2.704cm" svg:x="3.144cm" svg:y="16.711cm">
          <text:p text:style-name="P1">Drive Interface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76cm" svg:height="1.703cm" svg:x="3.632cm" svg:y="17.412cm">
          <text:p text:style-name="P1">ROS Embedded node </text:p>
          <text:p text:style-name="P1">interfacing with wheel </text:p>
          <text:p text:style-name="P1">sensor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52cm" svg:height="2.704cm" svg:x="11.193cm" svg:y="16.711cm">
          <text:p text:style-name="P1">Power Management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76cm" svg:height="1.703cm" svg:x="11.681cm" svg:y="17.412cm">
          <text:p text:style-name="P1">ROS Embedded node </text:p>
          <text:p text:style-name="P1">performing BMS tasks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619cm" svg:y1="16.711cm" svg:x2="10.339cm" svg:y2="14.908cm" draw:end-shape="id1" draw:end-glue-point="2" svg:d="M6619 16711v-651h3720v-1152" svg:viewBox="0 0 3721 1804">
          <text:p text:style-name="P4"><text:span text:style-name="T2">USB</text:span></text:p>
        </draw:connector>
        <draw:connector draw:style-name="gr7" draw:text-style-name="P5" draw:layer="layout" svg:x1="14.669cm" svg:y1="16.711cm" svg:x2="10.339cm" svg:y2="14.908cm" draw:end-shape="id1" draw:end-glue-point="2" svg:d="M14669 16711v-651h-4330v-1152" svg:viewBox="0 0 4331 1804">
          <text:p text:style-name="P4"><text:span text:style-name="T2">USB</text:span></text:p>
        </draw:connector>
        <draw:connector draw:style-name="gr7" draw:text-style-name="P5" draw:layer="layout" draw:line-skew="-0.244cm" svg:x1="14.161cm" svg:y1="9.419cm" svg:x2="10.339cm" svg:y2="11.102cm" draw:start-shape="id2" draw:start-glue-point="2" draw:end-shape="id1" draw:end-glue-point="0" svg:d="M14161 9419v598h-3822v1085" svg:viewBox="0 0 3823 1684">
          <text:p text:style-name="P5"><text:span text:style-name="T2">USB</text:span></text:p>
        </draw:connector>
        <draw:connector draw:style-name="gr7" draw:text-style-name="P5" draw:layer="layout" draw:line-skew="-0.238cm" svg:x1="6.132cm" svg:y1="9.408cm" svg:x2="10.339cm" svg:y2="11.102cm" draw:start-shape="id3" draw:start-glue-point="2" draw:end-shape="id1" svg:d="M6132 9408v609h4207v1085" svg:viewBox="0 0 4208 1695">
          <text:p text:style-name="P5"><text:span text:style-name="T2">US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31:44.423037166</meta:creation-date>
    <meta:editing-duration>PT1H43M49S</meta:editing-duration>
    <meta:editing-cycles>2</meta:editing-cycles>
    <meta:generator>LibreOffice/5.1.6.2$Linux_X86_64 LibreOffice_project/10m0$Build-2</meta:generator>
    <dc:date>2018-04-11T20:46:13.002399586</dc:date>
    <meta:document-statistic meta:object-count="14"/>
  </office:meta>
</office:document-meta>
</file>